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style:text-underline-style="none"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style:font-weight-asian="normal" style:font-weight-complex="normal"/>
    </style:style>
    <style:style style:name="P12"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font-weight-asian="normal" style:font-weight-complex="normal"/>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b 58%" fo:font-style="normal" fo:font-weight="normal" style:font-style-asian="normal" style:font-weight-asian="normal" style:font-style-complex="normal" style:font-weight-complex="normal"/>
    </style:style>
    <style:style style:name="T10" style:family="text">
      <style:text-properties style:text-position="super 58%" style:font-name="Times New Roman" fo:font-style="normal" fo:font-weight="normal" style:font-style-asian="normal" style:font-weight-asian="normal" style:font-style-complex="normal" style:font-weight-complex="normal"/>
    </style:style>
    <style:style style:name="T11" style:family="text">
      <style:text-properties style:text-position="0% 100%" style:font-name="Times New Roman" fo:font-style="normal" fo:font-weight="normal" style:font-style-asian="normal" style:font-weight-asian="normal" style:font-style-complex="normal" style:font-weight-complex="normal"/>
    </style:style>
    <style:style style:name="T12" style:family="text">
      <style:text-properties style:text-position="0% 100%" style:font-name="Times New Roman" fo:font-style="normal" style:font-style-asian="normal" style:font-style-complex="normal"/>
    </style:style>
    <style:style style:name="T13" style:family="text">
      <style:text-properties style:text-position="0% 100%" style:font-name="Times New Roman" fo:font-style="italic" fo:font-weight="normal" style:font-style-asian="italic" style:font-weight-asian="normal" style:font-style-complex="italic" style:font-weight-complex="normal"/>
    </style:style>
    <style:style style:name="T14" style:family="text">
      <style:text-properties style:text-position="0% 100%" style:font-name="DejaVu Sans" fo:font-style="normal" fo:font-weight="normal" style:font-style-asian="normal" style:font-weight-asian="normal" style:font-style-complex="normal" style:font-weight-complex="normal"/>
    </style:style>
    <style:style style:name="T15" style:family="text">
      <style:text-properties fo:language="en" fo:country="GB"/>
    </style:style>
    <style:style style:name="T16" style:family="text">
      <style:text-properties style:font-style-asian="italic"/>
    </style:style>
    <style:style style:name="T17" style:family="text">
      <style:text-properties style:font-style-complex="italic"/>
    </style:style>
    <style:style style:name="T18" style:family="text">
      <style:text-properties fo:color="#00aa00" style:font-name="Monospace" fo:font-size="10pt" fo:font-style="italic" style:font-name-asian="Monospace" style:font-size-asian="10pt" style:font-style-asian="italic" style:font-name-complex="Monospace" style:font-size-complex="10pt" style:font-style-complex="italic"/>
    </style:style>
    <style:style style:name="T19" style:family="text">
      <style:text-properties fo:color="#00aa00" style:font-name="Monospace" fo:font-size="10pt" fo:font-style="italic" style:text-underline-style="none" fo:font-weight="normal" style:font-name-asian="Monospace" style:font-size-asian="10pt" style:font-style-asian="italic" style:font-weight-asian="normal" style:font-name-complex="Monospace" style:font-size-complex="10pt" style:font-style-complex="italic" style:font-weight-complex="normal"/>
    </style:style>
    <style:style style:name="T20" style:family="text">
      <style:text-properties fo:color="#00aa00" style:font-name="Monospace" fo:font-size="10pt" fo:font-style="normal" style:font-name-asian="Monospace" style:font-size-asian="10pt" style:font-style-asian="normal" style:font-name-complex="Monospace" style:font-size-complex="10pt" style:font-style-complex="normal"/>
    </style:style>
    <style:style style:name="T21" style:family="text">
      <style:text-properties fo:color="#00aa00"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22" style:family="text">
      <style:text-properties style:use-window-font-color="true" style:font-name="Monospace" fo:font-size="10pt" fo:font-style="normal" style:font-name-asian="Monospace" style:font-size-asian="10pt" style:font-style-asian="normal" style:font-name-complex="Monospace" style:font-size-complex="10pt" style:font-style-complex="normal"/>
    </style:style>
    <style:style style:name="T23" style:family="text">
      <style:text-properties style:use-window-font-color="true"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24" style:family="text">
      <style:text-properties style:use-window-font-color="true" style:font-name="Times New Roman" fo:font-size="10pt" fo:font-style="normal" style:font-name-asian="Monospace" style:font-size-asian="10pt" style:font-style-asian="normal" style:font-name-complex="Monospace" style:font-size-complex="10pt" style:font-style-complex="normal"/>
    </style:style>
    <style:style style:name="T25" style:family="text">
      <style:text-properties style:use-window-font-color="true" style:font-name="Times New Roman"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26" style:family="text">
      <style:text-properties style:use-window-font-color="true" style:font-name="Times New Roman" fo:font-size="12pt" fo:font-style="normal" style:font-name-asian="Monospace" style:font-size-asian="12pt" style:font-style-asian="normal" style:font-name-complex="Monospace" style:font-size-complex="12pt" style:font-style-complex="normal"/>
    </style:style>
    <style:style style:name="T27" style:family="text">
      <style:text-properties style:use-window-font-color="true" style:font-name="Times New Roman"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Q for RUN_SVM.py </text:p>
      <text:p text:style-name="Standard"/>
      <text:p text:style-name="P2"/>
      <text:list xml:id="list455519604" text:style-name="L1">
        <text:list-item>
          <text:p text:style-name="P9">What a SVM is?</text:p>
        </text:list-item>
      </text:list>
      <text:p text:style-name="P3"/>
      <text:p text:style-name="P11">SVM is an acronymous of <text:s/>'support vector machines' <text:s/>that includes a group of supervised learning methods that can be applied to classiﬁcation or regression. </text:p>
      <text:p text:style-name="P11"/>
      <text:p text:style-name="P11">Typically, for classification problems the user has a binary problem that consits in a 'target' class that must be differenciated from the rest of classes that are labelled as 'control'. SVM could be also used for multiclass classification problems where it is defined more than one target class. Note that the scipt 'run_svm.py' exclusively deals with binary classification problems.</text:p>
      <text:p text:style-name="P11"/>
      <text:p text:style-name="P5"><text:span text:style-name="T1">The SVM classification problem could be formalized roughly by a decision function </text:span><text:span text:style-name="T4">f(</text:span><text:span text:style-name="T7">x</text:span><text:span text:style-name="T8">,</text:span><text:span text:style-name="T6">α</text:span><text:span text:style-name="T4">) </text:span><text:span text:style-name="T8">('machine')</text:span><text:span text:style-name="T4"> </text:span><text:span text:style-name="T8">that for a certain parameter </text:span><text:span text:style-name="T6">α, </text:span><text:span text:style-name="T8">maps N-dimensional vectors </text:span><text:span text:style-name="T7">x </text:span><text:span text:style-name="T8">(</text:span><text:span text:style-name="T7">x </text:span><text:span text:style-name="T8">= {x</text:span><text:span text:style-name="T9">i</text:span><text:span text:style-name="T8">} </text:span><text:span text:style-name="T6">ϵ R</text:span><text:span text:style-name="T10">N</text:span><text:span text:style-name="T11"> ) <text:s/>into a scalar </text:span><text:span text:style-name="T13">y </text:span><text:span text:style-name="T11">whose values (in a binary problem) are </text:span><text:span text:style-name="T14">±</text:span><text:span text:style-name="T11">1 denoting target/control. When the machine outputs a value equal to 1</text:span><text:span text:style-name="T13"> </text:span><text:span text:style-name="T11">this means that the SVM machine has mapped </text:span><text:span text:style-name="T12">x</text:span><text:span text:style-name="T11"> into the target hyperplane. </text:span></text:p>
      <text:p text:style-name="P11"/>
      <text:p text:style-name="P5"><text:span text:style-name="T1">The vectors </text:span>x <text:span text:style-name="T1">are patterns needed for training and running the SVM. The patterns are points of a hyperspace that is defined by N <text:s/>features (each feature is an axis of the hyperspace). The features are represented by values that could be discrete or continous. The user is considered an expert of the problem, so he must define in advance which features are more appropiate for the classification problem. However, the features could be filtered out by a priori (log-likelihood or relative frequency) and posteriori (contribution of the features to the decision surface) criteria in order to remove sporious or non-relevant ones.</text:span></text:p>
      <text:p text:style-name="P12"/>
      <text:p text:style-name="P5"><text:span text:style-name="T1">The SVM is tuned up in the training stage where the parameters and the support vectors are set. For <text:s/>training, the user must provide a 'training set' or set of examples formed by tuples (pattern, label) where the label indicates the set (target/control) for whom the pattern belongs to. Then, for a given pool of parameters, the training consists in 'learning' the training set by projecting the patterns into a new larger space that make possible their separation in hyperplanes. The projection is performed by a kernel function </text:span><text:span text:style-name="T5">K</text:span><text:span text:style-name="T1">(</text:span><text:span text:style-name="T5">x</text:span><text:span text:style-name="T1">,</text:span><text:span text:style-name="T5">y</text:span><text:span text:style-name="T1">) which can be selected to suit the problem.</text:span></text:p>
      <text:p text:style-name="P11"/>
      <text:p text:style-name="P7">XXXXXXXXXXXXXXXXX</text:p>
      <text:p text:style-name="P4"/>
      <text:list xml:id="list491843158" text:continue-numbering="true" text:style-name="L1">
        <text:list-item>
          <text:p text:style-name="P9">Which software does the script is based on?</text:p>
        </text:list-item>
      </text:list>
      <text:p text:style-name="P3"/>
      <text:p text:style-name="Standard"><text:span text:style-name="T2">The software used to run the svm is 'svm_light' developed by </text:span><text:span text:style-name="T15">Thorsten Joachims at Cornell University </text:span><text:a xlink:type="simple" xlink:href="http://svmlight.joachims.org/"><text:span text:style-name="T2">http://svmlight.joachims.org/</text:span></text:a></text:p>
      <text:p text:style-name="P6"/>
      <text:p text:style-name="P6">The script calls a compiled version of svm_light and the path where the binary is located is especified in the cfg file ('SVM_LIGHT' section).</text:p>
      <text:p text:style-name="P3"/>
      <text:list xml:id="list211686758" text:continue-numbering="true" text:style-name="L1">
        <text:list-item>
          <text:p text:style-name="P9">Which kind of classification problems could be run?</text:p>
        </text:list-item>
      </text:list>
      <text:p text:style-name="P3"/>
      <text:p text:style-name="P6">As it is mentioned before, the script deals only with binary classification problems. That is, only two classes are considered. Usually, the users deals with a class of interest that is named 'target' and a class <text:soft-page-break/>that includes either the rest of the universe of the problem or is a complementary class. In both cases, it is named 'control'. The script needs that target patterns be labelled with a '1' and the control ones with a '-1'. </text:p>
      <text:p text:style-name="P6"/>
      <text:list xml:id="list1571705612" text:continue-numbering="true" text:style-name="L1">
        <text:list-item>
          <text:p text:style-name="P9">Which are the most common kernels and parameters?</text:p>
        </text:list-item>
      </text:list>
      <text:p text:style-name="P3"/>
      <text:p text:style-name="Standard"><text:span text:style-name="T2">The kernels more frequently used are the 'linear' and 'radial'. The script also deals with </text:span><text:span text:style-name="T26">polynomial</text:span><text:span text:style-name="T27"> and sigmoid kernels.</text:span></text:p>
      <text:p text:style-name="P3"/>
      <text:list xml:id="list284169654" text:continue-numbering="true" text:style-name="L1">
        <text:list-item>
          <text:p text:style-name="P9">What does stand for 'Model Selection'?</text:p>
        </text:list-item>
      </text:list>
      <text:p text:style-name="P3"/>
      <text:p text:style-name="P6">When the user trains a SVM, it is needed to define a kernel type and assign values to the parameters of the kernel. The user, as expert, it is supposed to know in advance (based on he/she experience) which are the parameters that better classify to his/her problem. The outcome of a SVM trained is a set composed by a kernel, a pool of parameters and set of support vectors. This set is referred as 'trained model' or 'SVM model'.</text:p>
      <text:p text:style-name="P6"/>
      <text:p text:style-name="P6">Sometimes, the user does not have any clue about the pool of parameters needed to obtain a good model for a problem and it is needed to run a Model Selection algorithm that searches in the parameter space a set of parameters that better satisfy a performance function. <text:s text:c="2"/></text:p>
      <text:p text:style-name="P6"/>
      <text:p text:style-name="P6">The way that the script carries out the search is by setting intervals for each parameter and dividing them into slots generating a multi-dimensional grid where each node represents a specific pool of parameters.</text:p>
      <text:p text:style-name="P6"/>
      <text:p text:style-name="P6">To activate the model selection in the script the user just need to type the '--s' option.</text:p>
      <text:p text:style-name="P6"/>
      <text:p text:style-name="P6">The interval and the step of each parameter must be specify in the 'MODEL_SELECTION' section of the cfg file.</text:p>
      <text:p text:style-name="P6"/>
      <text:p text:style-name="Standard"><text:span text:style-name="T2">The performace function must be specifiy also in the cfg file. The possible functions are: </text:span>'max_acc', 'max_roc_a', 'max_fscore'. </text:p>
      <text:p text:style-name="P3"/>
      <text:list xml:id="list1211935545" text:continue-numbering="true" text:style-name="L1">
        <text:list-header>
          <text:p text:style-name="P9"/>
        </text:list-header>
        <text:list-item>
          <text:p text:style-name="P9">What does stand for 'Cross Validation' and 'K-fold'?</text:p>
        </text:list-item>
        <text:list-item>
          <text:p text:style-name="P9">How is 'K-fold'implemented in the script?</text:p>
        </text:list-item>
        <text:list-item>
          <text:p text:style-name="P9">Could be Model Selection and K-fold combined?</text:p>
        </text:list-item>
        <text:list-item>
          <text:p text:style-name="P9">What are the input needed to run the script?</text:p>
        </text:list-item>
        <text:list-item>
          <text:p text:style-name="P9">What is the file format of input pattern file?</text:p>
        </text:list-item>
        <text:list-item>
          <text:p text:style-name="P9">What kind of information is supplied in the .svm model file?</text:p>
        </text:list-item>
        <text:list-item>
          <text:p text:style-name="P9">How many output files are provided by the script?</text:p>
        </text:list-item>
        <text:list-item>
          <text:p text:style-name="P9">How must be used the svm once it is trained?</text:p>
        </text:list-item>
        <text:list-item>
          <text:p text:style-name="P9">Can be removed sporious features from the input pattern file?</text:p>
        </text:list-item>
        <text:list-item>
          <text:p text:style-name="P9">Example of execution</text:p>
        </text:list-item>
      </text:list>
      <text:p text:style-name="P2"><text:tab/></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1" style:font-size-asian="24pt" style:font-weight-asian="bold" style:font-name-complex="DejaVu Sans1"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2-16T10:56:29</meta:creation-date>
    <dc:date>2011-01-26T16:08:35</dc:date>
    <meta:editing-duration>PT170H03M47S</meta:editing-duration>
    <meta:editing-cycles>97</meta:editing-cycles>
    <meta:generator>OpenOffice.org/3.1$Unix OpenOffice.org_project/310m19$Build-9420</meta:generator>
    <meta:document-statistic meta:table-count="0" meta:image-count="0" meta:object-count="0" meta:page-count="2" meta:paragraph-count="34" meta:word-count="837" meta:character-count="4931"/>
  </office:meta>
</office:document-meta>
</file>